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EF0000039611972D16FD04512B.eps" manifest:media-type="image/x-eps"/>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Heading2" style:list-style-name="Thesis_5f_numbering">
      <style:text-properties officeooo:paragraph-rsid="0040c7ee"/>
    </style:style>
    <style:style style:name="P6" style:family="paragraph" style:parent-style-name="Thesis_5f_Heading1" style:list-style-name="Thesis_5f_numbering" style:master-page-name="Thesis_5f_bodyPage">
      <style:paragraph-properties style:page-number="auto"/>
      <style:text-properties officeooo:paragraph-rsid="0040c7ee"/>
    </style:style>
    <style:style style:name="P7" style:family="paragraph" style:parent-style-name="Thesis_5f_Heading3" style:list-style-name="Thesis_5f_numbering">
      <style:text-properties officeooo:paragraph-rsid="0040c7e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font-style="italic" style:font-style-asian="italic" style:font-style-complex="italic"/>
    </style:style>
    <style:style style:name="T6" style:family="text">
      <style:text-properties officeooo:rsid="00b6b898"/>
    </style:style>
    <style:style style:name="T7" style:family="text">
      <style:text-properties officeooo:rsid="00ba7a3b"/>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4cm, 0cm, 11.381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513534972" text:style-name="Thesis_5f_numbering">
        <text:list-item>
          <text:p text:style-name="P6">Район на изследването</text:p>
          <text:list>
            <text:list-item>
              <text:p text:style-name="P5"><text:bookmark-start text:name="__RefNumPara__30043_1854458412"/>Обща характеристика на Бургаския залив<text:bookmark-end text:name="__RefNumPara__30043_1854458412"/></text:p>
              <text:list>
                <text:list-item>
                  <text:p text:style-name="P7">Геоморфология на крайбрежната зона</text:p>
                </text:list-item>
              </text:list>
            </text:list-item>
          </text:list>
        </text:list-item>
      </text:list>
      <text:p text:style-name="P4">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P4">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4">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text:soft-page-break/>плитките части на южната и западната част на залива седиментите са представени от глинесто-алевритови морски тини.</text:p>
      <text:p text:style-name="P4">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43353387110817" text:continue-numbering="true" text:style-name="Thesis_5f_numbering">
        <text:list-item>
          <text:list>
            <text:list-item>
              <text:list>
                <text:list-item>
                  <text:p text:style-name="P7">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3"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4"><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4"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6">през периода на изследване </text:span>(mm). Данни от <text:span text:style-name="T7">климатична </text:span>станция Бургас (LBBG) (http://en.tutiempo.net/climate/ws-156550.html)</text:p></draw:text-box></draw:frame></text:p>
      <text:p text:style-name="P4"/>
      <text:p text:style-name="P4"/>
      <text:p text:style-name="P4"/>
      <text:p text:style-name="P2">Преобладаващи ветрове</text:p>
      <text:p text:style-name="P4">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P4">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P4"><draw:frame draw:style-name="fr1" draw:name="Frame3" text:anchor-type="paragraph" svg:width="16.002cm" draw:z-index="4"><draw:text-box fo:min-height="5.8cm"><text:p text:style-name="Thesis_5f_caption"><draw:frame draw:style-name="fr5" draw:name="Image3" text:anchor-type="paragraph" svg:width="16.708cm" style:rel-width="104%" svg:height="6.382cm" style:rel-height="scale" draw:z-index="5"><draw:image xlink:href="Pictures/20000002000002EF0000039611972D16FD04512B.eps" xlink:type="simple" xlink:show="embed" xlink:actuate="onLoad"/></draw:frame>Фиг. <text:sequence text:ref-name="refФиг.2" text:name="Фиг." text:formula="ooow:Фиг.+1" style:num-format="1">3</text:sequence>. <office:annotation office:name="__Annotation__39977_3755329591"><dc:creator>K</dc:creator><dc:date>2017-04-25T15:23:26.321811511</dc:date><loext:sender-initials>K</loext:sender-initials><text:p text:style-name="P8"><text:span text:style-name="T8">махни сивия фон!</text:span></text:p></office:annotation>Роза на ветровете<office:annotation-end office:name="__Annotation__39977_3755329591"/> в климатична станция Бургас (LBBG), 2012-2014 г. (данни: Weather Underground).</text:p></draw:text-box></draw:frame></text:p>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4">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P4">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1">ФИГ?)</text:span>.</text:p>
      <text:p text:style-name="P4">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P4"/>
      <text:p text:style-name="P2">Температура и соленост на морската вода</text:p>
      <text:p text:style-name="P4">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2">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4"><text:soft-page-break/>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P4">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43354799038379" text:continue-numbering="true" text:style-name="Thesis_5f_numbering">
        <text:list-item>
          <text:list>
            <text:list-item>
              <text:list>
                <text:list-item>
                  <text:p text:style-name="P7">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Кислород</text:p>
      <text:p text:style-name="P2">Биогени</text:p>
      <text:p text:style-name="P2">Суспендирана материя</text:p>
      <text:p text:style-name="P2"/>
      <text:list xml:id="list143355334314352" text:continue-numbering="true" text:style-name="Thesis_5f_numbering">
        <text:list-item>
          <text:list>
            <text:list-item>
              <text:p text:style-name="P5">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4">реф)</text:span><text:span text:style-name="T3">.</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text:soft-page-break/>Обогатяване с биогенни и органични вещества (еутрофикация) - Д…</text:p>
      <text:p text:style-name="P4"><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5">Rapana venosa</text:span>, а върху пелагичните - ктенофората <text:span text:style-name="T5">Mnemiopsis leidyi</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6M15S</meta:editing-duration>
    <meta:editing-cycles>7</meta:editing-cycles>
    <meta:generator>LibreOffice/5.3.2.2$Linux_X86_64 LibreOffice_project/6cd4f1ef626f15116896b1d8e1398b56da0d0ee1</meta:generator>
    <meta:initial-creator>K</meta:initial-creator>
    <dc:date>2017-07-03T14:33:52.468191509</dc:date>
    <dc:creator>K</dc:creator>
    <meta:document-statistic meta:table-count="0" meta:image-count="3" meta:object-count="0" meta:page-count="8" meta:paragraph-count="61" meta:word-count="2467" meta:character-count="17338" meta:non-whitespace-character-count="14900"/>
    <meta:template xlink:type="simple" xlink:actuate="onRequest" xlink:title="thesis_styles" xlink:href="../../thesis_working/styles_templates/thesis_styles.ott" meta:date="2017-07-03T14:08:18.155344791"/>
  </office:meta>
</office:document-meta>
</file>